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3333" fo:font-size="26pt" style:font-size-asian="26pt" style:font-size-complex="26pt"/>
    </style:style>
    <style:style style:name="T3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node.js入門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</text:p>
                <text:list>
                  <text:list-item>
                    <text:p>node version management</text:p>
                  </text:list-item>
                </text:list>
                <text:p/>
              </text:list-item>
              <text:list-item>
                <text:p>npm cache clean</text:p>
              </text:list-item>
              <text:list-item>
                <text:p>npm update -g</text:p>
                <text:p/>
              </text:list-item>
              <text:list-item>
                <text:p>npm --save</text:p>
              </text:list-item>
              <text:list-item>
                <text:p>npm --save-d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install</text:p>
                <text:list>
                  <text:list-item>
                    <text:p>global install</text:p>
                    <text:list>
                      <text:list-item>
                        <text:p>{prefix}/lib/node_modules</text:p>
                      </text:list-item>
                      <text:list-item>
                        <text:p>{prefix}/bin</text:p>
                      </text:list-item>
                      <text:list-item>
                        <text:p>usually {prefix} = /usr/local</text:p>
                      </text:list-item>
                      <text:list-item>
                        <text:p>man page {prefix}/share/man</text:p>
                      </text:list-item>
                    </text:list>
                  </text:list-item>
                  <text:list-item>
                    <text:p>local install</text:p>
                  </text:list-item>
                </text:list>
              </text:list-item>
              <text:list-item>
                <text:p>How to check for global install directory?</text:p>
                <text:list>
                  <text:list-item>
                    <text:p>npm config get prefix</text:p>
                  </text:list-item>
                  <text:list-item>
                    <text:p>npm bin -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Error: EACCESS, mkdir '/usr/lib/...'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npm install -g</text:p>
                <text:p/>
              </text:list-item>
              <text:list-item>
                <text:p>chown -R `whoami` /usr/local</text:p>
                <text:p/>
              </text:list-item>
              <text:list-item>
                <text:p>npm config set prefix '~/.npm-package'</text:p>
              </text:list-item>
              <text:list-item>
                <text:p>.bashrc</text:p>
                <text:list>
                  <text:list-item>
                    <text:p>export PATH=”$PATH:$HOME/.npm-packages/bi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tionalDependencies</text:p>
                <text:list>
                  <text:list-item>
                    <text:p>if a dependency can be used,</text:p>
                  </text:list-item>
                  <text:list-item>
                    <text:p>but you would like npm to proceed</text:p>
                  </text:list-item>
                  <text:list-item>
                    <text:p>if it cannot be found or fails to install,</text:p>
                  </text:list-item>
                  <text:list-item>
                    <text:p>then you may put it in the optionalDependencies object</text:p>
                  </text:list-item>
                </text:list>
              </text:list-item>
              <text:list-item>
                <text:p>peerDependencies</text:p>
                <text:list>
                  <text:list-item>
                    <text:p>In some cases, you want to express the compatibility of your package with a host tool or library, while not necessarity referred to as a plugin.</text:p>
                  </text:list-item>
                  <text:list-item>
                    <text:p>Notably, your module may be exposing a specific interface, </text:p>
                  </text:list-item>
                  <text:list-item>
                    <text:p>expected and specified by the host documentation.</text:p>
                  </text:list-item>
                </text:list>
              </text:list-item>
              <text:list-item>
                <text:p>log message</text:p>
                <text:list>
                  <text:list-item>
                    <text:p>supported/needed</text:p>
                  </text:list-item>
                  <text:list-item>
                    <text:p>platform/cpu-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ackage manag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</text:p>
                <text:list>
                  <text:list-item>
                    <text:p>nested dependency tree</text:p>
                  </text:list-item>
                  <text:list-item>
                    <text:p>node_modules/</text:p>
                  </text:list-item>
                  <text:list-item>
                    <text:p>package.json</text:p>
                  </text:list-item>
                </text:list>
              </text:list-item>
              <text:list-item>
                <text:p>bower</text:p>
                <text:list>
                  <text:list-item>
                    <text:p>flat dependency tree</text:p>
                  </text:list-item>
                  <text:list-item>
                    <text:p>bower_components/</text:p>
                  </text:list-item>
                  <text:list-item>
                    <text:p>bower.json</text:p>
                  </text:list-item>
                </text:list>
              </text:list-item>
              <text:list-item>
                <text:p>JSPM</text:p>
                <text:list>
                  <text:list-item>
                    <text:p>flat dependency tree,</text:p>
                  </text:list-item>
                  <text:list-item>
                    <text:p>which allows you to install multiple versions</text:p>
                  </text:list-item>
                  <text:list-item>
                    <text:p>jspm_packages/</text:p>
                  </text:list-item>
                  <text:list-item>
                    <text:p>config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odule lo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onJS</text:p>
                <text:list>
                  <text:list-item>
                    <text:p>require('package');</text:p>
                  </text:list-item>
                  <text:list-item>
                    <text:p>module.exports;</text:p>
                  </text:list-item>
                </text:list>
              </text:list-item>
              <text:list-item>
                <text:p>RequireJS</text:p>
              </text:list-item>
              <text:list-item>
                <text:p>ES6 modules</text:p>
              </text:list-item>
              <text:list-item>
                <text:p>global scri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ma.conf.js</text:p>
              </text:list-item>
              <text:list-item>
                <text:p>if you omit the plugins property, it'll try to load all the plugins that are:</text:p>
                <text:list>
                  <text:list-item>
                    <text:p>Prefixed with karma-</text:p>
                  </text:list-item>
                  <text:list-item>
                    <text:p>A sibling to the karma npm module</text:p>
                  </text:list-item>
                </text:list>
              </text:list-item>
              <text:list-item>
                <text:p>plugin</text:p>
                <text:list>
                  <text:list-item>
                    <text:p>karma-webp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ma-webpack</text:p>
              </text:list-item>
              <text:list-item>
                <text:p><text:s/>It doesn't load karma-webpack automatically.</text:p>
              </text:list-item>
              <text:list-item>
                <text:p>Need to add 'plugins' property by myself</text:p>
              </text:list-item>
              <text:list-item>
                <text:p>In addtion,</text:p>
                <text:list>
                  <text:list-item>
                    <text:p>require("karma-webpack"),</text:p>
                  </text:list-item>
                  <text:list-item>
                    <text:p>require("karma-jasmine"),</text:p>
                  </text:list-item>
                  <text:list-item>
                    <text:p>require("karma-phantomjs-launcher"),</text:p>
                  </text:list-item>
                </text:list>
              </text:list-item>
              <text:list-item>
                <text:p>Do Not Forget “,” after plugins: [] proper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question ask yourself</text:p>
                <text:list>
                  <text:list-item>
                    <text:p>Are you using a local version of karma or global version?</text:p>
                  </text:list-item>
                  <text:list-item>
                    <text:p>Is everything up to date?</text:p>
                    <text:p>If not try</text:p>
                    <text:list>
                      <text:list-item>
                        <text:p>npm update</text:p>
                      </text:list-item>
                      <text:list-item>
                        <text:p>npm uninstall &amp;&amp; npm install</text:p>
                      </text:list-item>
                    </text:list>
                  </text:list-item>
                  <text:list-item>
                    <text:p>Do you have global version of karma-x </text:p>
                    <text:p>that are overriding the local on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arma.conf.js</text:p>
                <text:p><text:span text:style-name="T1">module.exports = function(config){</text:span></text:p>
                <text:list>
                  <text:list-header>
                    <text:p><text:span text:style-name="T1">config.set{</text:span></text:p>
                    <text:list>
                      <text:list-header>
                        <text:p><text:span text:style-name="T1">files: [</text:span></text:p>
                        <text:list>
                          <text:list-header>
                            <text:p><text:span text:style-name="T1">'node_modules/angular.js',</text:span></text:p>
                            <text:p><text:span text:style-name="T1">'node_modules/angular-mocks/angular-mocks.js',</text:span></text:p>
                            <text:p><text:span text:style-name="T2">//'src/*.js' <text:s/>should not include. remove it.</text:span></text:p>
                          </text:list-header>
                        </text:list>
                        <text:p><text:span text:style-name="T3">]</text:span></text:p>
                      </text:list-header>
                    </text:list>
                    <text:p><text:span text:style-name="T1">})</text:span></text:p>
                  </text:list-header>
                </text:list>
                <text:p><text:span text:style-name="T1">}</text:span></text:p>
              </text:list-item>
              <text:list-item>
                <text:p>angular-mocks.j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config.js</text:p>
              </text:list-item>
              <text:list-item>
                <text:p>karma.conf.js</text:p>
              </text:list-item>
              <text:list-item>
                <text:p>tsconfig.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bel</text:p>
                <text:list>
                  <text:list-item>
                    <text:p>default = CommonJS</text:p>
                  </text:list-item>
                  <text:list-item>
                    <text:p>Object.defineProperty(exports, “ <text:s/>esModule”, {</text:p>
                    <text:list>
                      <text:list-header>
                        <text:p>value = true;</text:p>
                      </text:list-header>
                    </text:list>
                  </text:list-item>
                  <text:list-item>
                    <text:p>});</text:p>
                  </text:list-item>
                  <text:list-item>
                    <text:p>Not support on browser.</text:p>
                  </text:list-item>
                  <text:list-item>
                    <text:p>Need to use Webpack or Browserify</text:p>
                  </text:list-item>
                </text:list>
              </text:list-item>
              <text:list-item>
                <text:p>.babelrc</text:p>
                <text:list>
                  <text:list-item>
                    <text:p>is shared between all tools which can't set their own configuration.</text:p>
                  </text:list-item>
                </text:list>
              </text:list-item>
              <text:list-item>
                <text:p>babel-loader</text:p>
              </text:list-item>
              <text:list-item>
                <text:p>babel-preset-es20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sconfig.json</text:p>
              </text:list-item>
              <text:list-item>
                <text:p>typings.json</text:p>
              </text:list-item>
              <text:list-item>
                <text:p>tsd</text:p>
                <text:list>
                  <text:list-item>
                    <text:p>typescript definition manager for Definitely typed</text:p>
                  </text:list-item>
                  <text:list-item>
                    <text:p>.d.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parta</text:p>
              </text:list-item>
              <text:list-item>
                <text:p>istanb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-dev-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17:51:19.658362472</meta:creation-date>
    <dc:date>2016-02-29T14:27:20.450955164</dc:date>
    <meta:editing-duration>PT6H19M40S</meta:editing-duration>
    <meta:editing-cycles>62</meta:editing-cycles>
    <meta:generator>LibreOffice/4.2.8.2$Linux_X86_64 LibreOffice_project/420m0$Build-2</meta:generator>
    <meta:document-statistic meta:object-count="85"/>
  </office:meta>
</office:document-meta>
</file>